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34000000FECEAC7DC9FE83368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" svg:font-family="Times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1" svg:font-family="'jf open 粉圓 1.1'" style:font-adornments="標準" style:font-pitch="variable"/>
    <style:font-face style:name="jf open 粉圓 1.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Heading_20_2" style:master-page-name="Standard">
      <style:paragraph-properties style:page-number="auto"/>
    </style:style>
    <style:style style:name="P3" style:family="paragraph" style:parent-style-name="Heading_20_2">
      <style:text-properties officeooo:paragraph-rsid="004a9036"/>
    </style:style>
    <style:style style:name="P4" style:family="paragraph" style:parent-style-name="Text_20_body">
      <style:text-properties officeooo:paragraph-rsid="004a9036"/>
    </style:style>
    <style:style style:name="P5" style:family="paragraph" style:parent-style-name="Text_20_body">
      <style:text-properties officeooo:paragraph-rsid="004cad50"/>
    </style:style>
    <style:style style:name="P6" style:family="paragraph" style:parent-style-name="Text_20_body">
      <style:text-properties officeooo:paragraph-rsid="004cd183"/>
    </style:style>
    <style:style style:name="T1" style:family="text">
      <style:text-properties fo:font-variant="normal" fo:text-transform="none" fo:color="#222222" style:font-name="jf open 粉圓 1.11" fo:font-size="14pt" fo:letter-spacing="0.026cm" fo:background-color="transparent" loext:char-shading-value="0" style:font-name-asian="jf open 粉圓 1.11" style:font-size-asian="14pt" style:font-style-asian="normal" style:font-weight-asian="normal"/>
    </style:style>
    <style:style style:name="T2" style:family="text">
      <style:text-properties style:font-name="jf open 粉圓 1.11" fo:font-size="14pt" fo:background-color="transparent" loext:char-shading-value="0" style:font-name-asian="jf open 粉圓 1.11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oft-page-break/>個人能力與特質</text:h>
      <text:p text:style-name="P6"><text:tab/>我具有運用科技以解決問題的能力以及與人合作及溝通之能力，在擔任社團幹部時，遇到像是需要簡報平台、短網址等等的問題，在與同學協調、規劃後，我們都以最適合的技術解決了。</text:p>
      <text:p text:style-name="P6"/>
      <text:h text:style-name="P3" text:outline-level="2">為什麼選擇科技系</text:h>
      <text:p text:style-name="P4"><text:tab/>在生活科技與資訊課中，我發現設計與製造非常重要，引發我想要更深入探索的欲望。科技系<text:span text:style-name="T2">能</text:span><text:span text:style-name="T1">以科技產業為主體，使我藉由各科技產業課程，瞭解台灣科技社會的結構與內涵。而且科技系有獨特的自造大師基地、電工實驗室、綜合工廠等等設備，提供更加完整的學習環境。</text:span></text:p>
      <text:p text:style-name="P4"><text:span text:style-name="T1"/></text:p>
      <text:h text:style-name="Heading_20_2" text:outline-level="2">為什麼選擇臺師大</text:h>
      <text:p text:style-name="P5"><text:tab/>臺灣師範大學歷史悠久，有完整的師資及硬體資源，可以讓我充實自己的知識及能力。在學術交流方面，有系級、院級、校級的交流活動，提供與其他優秀人才切磋成長的舞台。而且臺師大提供專業的師資培育課程，一圓我小時候當老師的夢想。</text:p>
      <text:p text:style-name="P5"/>
      <text:h text:style-name="Heading_20_2" text:outline-level="2">未來展望</text:h>
      <text:p text:style-name="Text_20_body"><text:tab/>大學四年內，我期待能加強各項新科技的學習。目前我對行動應用程式在學習方面比較有興趣，但我也將會在大學中多方面嘗試，拓展跨領域的能力。最後，我希望未來能應用所學到的知識和技術應用到不同領域中，提昇人類生活品質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" svg:font-family="Times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1" svg:font-family="'jf open 粉圓 1.1'" style:font-adornments="標準" style:font-pitch="variable"/>
    <style:font-face style:name="jf open 粉圓 1.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1" fo:font-family="'jf open 粉圓 1.1'" style:font-style-name="標準" style:font-pitch="variable" fo:background-color="transparent" style:font-name-asian="jf open 粉圓 1.1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8ac926" style:font-name="jf open 粉圓 1.12" fo:font-family="'jf open 粉圓 1.1'" style:font-style-name="義式粗斜體" style:font-pitch="variable" fo:font-size="24pt" fo:font-style="normal" fo:font-weight="normal" style:font-name-asian="jf open 粉圓 1.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" fo:font-family="'jf open 粉圓 1.1'" style:font-style-name="粗體" style:font-pitch="variable" fo:font-size="21pt" fo:font-weight="normal" style:font-name-asian="jf open 粉圓 1.1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2" fo:font-family="'jf open 粉圓 1.1'" style:font-style-name="義式粗斜體" style:font-pitch="variable" fo:font-size="20pt" fo:font-style="normal" fo:font-weight="normal" style:font-name-asian="jf open 粉圓 1.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2" fo:font-family="'jf open 粉圓 1.1'" style:font-style-name="義式粗斜體" style:font-pitch="variable" fo:font-size="16pt" fo:font-style="normal" fo:font-weight="bold" style:font-name-asian="jf open 粉圓 1.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draw:frame draw:style-name="Mfr1" draw:name="影像4" text:anchor-type="char" svg:x="-2.055cm" svg:y="-2.02cm" svg:width="21.001cm" svg:height="2.565cm" draw:z-index="0"><draw:image xlink:href="Pictures/1000020100000834000000FECEAC7DC9FE833684.png" xlink:type="simple" xlink:show="embed" xlink:actuate="onLoad" loext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3T22:10:26.170561624</dc:date>
    <meta:editing-duration>PT2H9M59S</meta:editing-duration>
    <meta:editing-cycles>24</meta:editing-cycles>
    <meta:generator>LibreOffice/6.4.6.2$Linux_X86_64 LibreOffice_project/40$Build-2</meta:generator>
    <meta:document-statistic meta:table-count="0" meta:image-count="1" meta:object-count="0" meta:page-count="2" meta:paragraph-count="9" meta:word-count="442" meta:character-count="447" meta:non-whitespace-character-count="442"/>
  </office:meta>
</office:document-meta>
</file>